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1">GIT Y GITHUB </text:span></text:p>
      <text:p text:style-name="P1"><text:span text:style-name="T1">git add . </text:span><text:s text:c="5"/>(con esto le decimos a git que lleve un control de versiones de este documento estan almacenados en el stage)</text:p>
      <text:p text:style-name="P1"><text:span text:style-name="T1">git add -a</text:span> <text:s text:c="3"/>(con esto le decimos a git que lleve un control de versiones de este documento estan almacenados en el stage)</text:p>
      <text:p text:style-name="P1"><text:span text:style-name="T1">git add nombreDeLaCarpeta/*.extencion</text:span> <text:s text:c="4"/>(para hacer un filtrado de los elementos que queremos agregar al stage)</text:p>
      <text:p text:style-name="P1"><text:span text:style-name="T1">git add index.html</text:span> <text:s text:c="4"/>(tambien podemos decir que agrege al stage un documento en especifico)</text:p>
      <text:p text:style-name="P1"><text:span text:style-name="T1">git add nombreDeLaCarpeta/</text:span> <text:s text:c="4"/>(si deseamos agregar una carpeta al stage)</text:p>
      <text:p text:style-name="P1"><text:span text:style-name="T1">git add <text:s/>--all</text:span> <text:s text:c="3"/>(agregar todo al stage)</text:p>
      <text:p text:style-name="P1">------------------------------------------------------------------------------------------------------------</text:p>
      <text:p text:style-name="P1"><text:span text:style-name="T1">git branch nombreDeLaRama</text:span> <text:s text:c="3"/>(crear una nueva rama luego hacemos un commit para almacenar los archivos en esta rama)</text:p>
      <text:p text:style-name="P1"><text:span text:style-name="T1">git branch -d nombreDeLaRama</text:span> <text:s text:c="2"/>(eliminar una rama)</text:p>
      <text:p text:style-name="P1">------------------------------------------------------------------------------------------------------------</text:p>
      <text:p text:style-name="P1"><text:span text:style-name="T1">git checkout</text:span> . <text:s text:c="4"/>(sirve para regresar a la ultima version que le dimos commit)</text:p>
      <text:p text:style-name="P1"><text:span text:style-name="T1">git checkout NombreDeLaRama</text:span> <text:s text:c="2"/>(sirve para cambiar de rama)</text:p>
      <text:p text:style-name="P1"><text:span text:style-name="T1">git checkout -b nombreDeLaRama</text:span> <text:s text:c="2"/>(es una variacion para crear una rama y que nos lleve directamente a ella)</text:p>
      <text:p text:style-name="P1"/>
      <text:p text:style-name="P1"><text:span text:style-name="T1">git config --global user.name "jgo8a"</text:span><text:tab/>(configurar nombre de usuario en git)</text:p>
      <text:p text:style-name="P1"><text:span text:style-name="T1">git config --global user.email "j8asoul2014@gmail.com"</text:span><text:tab/>(configurar correo de usuario en git)</text:p>
      <text:p text:style-name="P1"><text:span text:style-name="T1">git config --global alias.nombreApodo "comandoEjemplo_status"</text:span> <text:s/>(quieres ponerle alias o apodos a los comandos)</text:p>
      <text:p text:style-name="P1"/>
      <text:p text:style-name="P1"><text:span text:style-name="T1">git config --global -l<text:tab/></text:span> <text:s text:c="3"/>(para saber los valores de usuario se usuario)</text:p>
      <text:p text:style-name="P1"/>
      <text:p text:style-name="P1"><text:span text:style-name="T1">git commit -m "mensaje"</text:span> <text:s text:c="4"/>(confirmamos que los archivos fueron enviados a la rama principal)</text:p>
      <text:p text:style-name="P1">(como )</text:p>
      <text:p text:style-name="P1"><text:span text:style-name="T1">git commit --amend -m "nuevo mensaje"</text:span> <text:s text:c="5"/>(para modificar el mensaje de confirmacion de un commit)</text:p>
      <text:p text:style-name="P1">-----------------------------------------------------------------------------------------------------------</text:p>
      <text:p text:style-name="P1"><text:span text:style-name="T1">git diff </text:span><text:s text:c="4"/>(sirve para ver que cambios se hicieron a un archivo al dar git status si nos aparece lo siguiente modified: nombreDoc.extencion <text:s/>entonces podremos usar este comando)</text:p>
      <text:p text:style-name="P1">------------------------------------------------------------------------------------------------------------</text:p>
      <text:p text:style-name="P1"><text:span text:style-name="T1">git help</text:span> nombreComando <text:s text:c="3"/>(ayuda de los comandos)</text:p>
      <text:p text:style-name="P1">----------------------------------------------------------------------------------------------------------</text:p>
      <text:p text:style-name="P1"><text:span text:style-name="T1">git init</text:span> <text:s text:c="6"/>(inicializa un repositorio o documento que esta oculto en la carpeta de tu proyecto)</text:p>
      <text:p text:style-name="P1"><text:tab/> <text:s/>CUANDO QUIERAS CREAR RESPALDO DE UNA CARPETA POR PRIMERA VEZ HAY USAR ESTE COMANDO</text:p>
      <text:p text:style-name="P1"><text:soft-page-break/>-------------------------------------------------------------------------------------------------------------</text:p>
      <text:p text:style-name="P1"><text:span text:style-name="T1">git log </text:span><text:s text:c="4"/>(ver lista de cambios, los puntos o hitos en el tiempo)</text:p>
      <text:p text:style-name="P1"><text:span text:style-name="T1">git log <text:s/>--oneline --decorate --all --graph</text:span> <text:s text:c="4"/>(para ver el log resumido de esta rama)</text:p>
      <text:p text:style-name="P1">------------------------------------------------------------------------------------------------------------</text:p>
      <text:p text:style-name="P1"><text:span text:style-name="T1">git mv nombreArchivo.extencion <text:s/>nuevoNombreDoc.extencion</text:span> <text:s text:c="5"/>(cambiar el nombre del archivo que esta commit)</text:p>
      <text:p text:style-name="P1"/>
      <text:p text:style-name="P1"><text:span text:style-name="T1">git merge nombreDeLaRama</text:span> <text:s text:c="2"/>(primero debemos estar en la rama principal(master) y asi podemos unir la rama secundaria con la principal)</text:p>
      <text:p text:style-name="P1">(primer tipo de rama merge o fast forwork(trabajo rapido) <text:s/>funciona: siempre y cuando el contenido de esta rama no interfiera con el contenido de la rama principal)</text:p>
      <text:p text:style-name="P1"/>
      <text:p text:style-name="P2">PROCESO PARA HACER UN MERGE</text:p>
      <text:p text:style-name="P1">1- ya se le esta haciendo seguimiento al documento en la rama master(principal)</text:p>
      <text:p text:style-name="P1">2- creamos una rama llamada fast forwork con el comando <text:s/>git checkout -b nombreDeLaRama</text:p>
      <text:p text:style-name="P1">3- ya estando en la rama secundaria realizamos los cambios al documento <text:s/>y <text:s/>le hacemos un commit </text:p>
      <text:p text:style-name="P1">4-regresamos a la rama master(principal)</text:p>
      <text:p text:style-name="P1">5-ahora ejecutamos el comando <text:s text:c="2"/>git merge nombreDeLaRama y asi integraremos los cambios realizados en la rama secundaria pasaran al documento que esta en la rama principal <text:s/></text:p>
      <text:p text:style-name="P1">6-nos dara un mensaje dice: Al ready up-to-date</text:p>
      <text:p text:style-name="P1">----------------------------------------------------------------------------------------------------------</text:p>
      <text:p text:style-name="P1"><text:span text:style-name="T1">git reflog</text:span> <text:s/>(sirve para verificar el historico mas detallado)</text:p>
      <text:p text:style-name="P1"/>
      <text:p text:style-name="P1"><text:span text:style-name="T1">git reset nombreDelArchivo.extencion</text:span> <text:s text:c="3"/>(para quitar un elemento del stage)</text:p>
      <text:p text:style-name="P1"><text:span text:style-name="T1">git reset nombreDeCarpeta/*.extencion</text:span> <text:s text:c="4"/>(para quitar por filtrado varios elementos <text:s/>del stage)</text:p>
      <text:p text:style-name="P1"/>
      <text:p text:style-name="P1"><text:span text:style-name="T1">git rm nombreDoc.extencion</text:span> <text:s text:c="3"/>(sirve para eliminar un documento que ya esta commit o confirmado)</text:p>
      <text:p text:style-name="P1"/>
      <text:p text:style-name="P1"><text:span text:style-name="T1">git reset --soft numeroDelCommit</text:span> <text:s text:c="5"/>(sirve para dar un paso atras del ultimo commit pero no recupera el documento simplemente se esta ubicando en un punto o hito en el tiempo)</text:p>
      <text:p text:style-name="P1"><text:span text:style-name="T1">git reset --hard numeroDelCommitADondeQueremosRegresar</text:span> <text:s text:c="4"/>(recuperar un doc borrado para saber a que punto queremos ir podemos utilizar git reflog ver el codigo en la columna izquierda)</text:p>
      <text:p text:style-name="P1"><text:span text:style-name="T1">git reset --mixed numeroDelCommitADondeQueremosRegresar</text:span> (nos regresara hasta este hito o punto y los commit que se hicieron de ese punto en adelante no existiran pero el documento conservara los cambios realizados en estos)</text:p>
      <text:p text:style-name="P1">----------------------------------------------------------------------------------------------------------</text:p>
      <text:p text:style-name="P1"><text:span text:style-name="T1">git status</text:span><text:tab/> <text:s text:c="5"/>(saber el estado de los archivos que no esta llevando un control de cambios)</text:p>
      <text:p text:style-name="P1"><text:span text:style-name="T1">git status *.extencion</text:span> <text:s text:c="6"/>(tambien podemos ver el estado filtrando por medio de la extencion)</text:p>
      <text:p text:style-name="P1"/>
      <text:p text:style-name="P1"><text:span text:style-name="T1">git show nombreDelTag</text:span> <text:s text:c="3"/>(podemos ver el dettalle de lo que contiene ese commit)</text:p>
      <text:p text:style-name="P1">------------------------------------------------------------------------------------------------------------</text:p>
      <text:p text:style-name="P1"><text:soft-page-break/><text:span text:style-name="T1">git tag nombreDeEtiqueta</text:span> <text:s text:c="3"/>(sirve para crear etiquetas para un commit)</text:p>
      <text:p text:style-name="P1"><text:span text:style-name="T1">git tag</text:span> <text:s/>(consultar el nombre de nuestra etiqueta)</text:p>
      <text:p text:style-name="P1"><text:span text:style-name="T1">git tag -d nombreDeEtiqueta</text:span> <text:s/>(sirve para borrar la etiqueta)</text:p>
      <text:p text:style-name="P1">--------------------------------------------------------------------------------------------------------------</text:p>
      <text:p text:style-name="P1"><text:span text:style-name="T1">git --version</text:span> <text:s text:c="5"/>(para saver la version de git en la terminal o git bash)</text:p>
      <text:p text:style-name="P1">----------------------------------------------------------------------------------------------------------</text:p>
      <text:p text:style-name="P1"><text:span text:style-name="T1"><text:s/>.gitignore</text:span> <text:s text:c="5"/>(para decirle a git que ignore documentos o carpetas se crea un documento sinNombre.gitignore y este debe de estar a la altura de la carpeta <text:s/>.git <text:s/>dentro de este documento pondremos las extenciones o carpetas que no queremos que se lleve un control de version)</text:p>
      <text:p text:style-name="P1">------------------------------------------------------------------------------------------------------------ <text:s text:c="3"/></text:p>
      <text:p text:style-name="P1"><text:span text:style-name="T1">q</text:span> <text:s text:c="3"/>(con esta letra salimos del menu de git log)</text:p>
      <text:p text:style-name="P1">----------------------------------------------------------------------------------------------------------<text:span text:style-name="T3">--</text:span></text:p>
      <text:p text:style-name="P1"><text:span text:style-name="T3">GITHUB</text:span></text:p>
      <text:p text:style-name="P1"><text:span text:style-name="T3"/></text:p>
      <text:p text:style-name="P1"><text:span text:style-name="T3">nombre de usuario: <text:s/></text:span><text:span text:style-name="T4">Jchepego8a2019</text:span></text:p>
      <text:p text:style-name="P1"><text:span text:style-name="T3">email: <text:s text:c="3"/></text:span><text:span text:style-name="T4">j8asoul2014@gmail.com</text:span></text:p>
      <text:p text:style-name="P1"><text:span text:style-name="T3">contraseña: <text:s text:c="2"/></text:span><text:span text:style-name="T4">Soul$oul2017</text:span></text:p>
      <text:p text:style-name="P1"><text:span text:style-name="T3">----------------------------------------------------------------------------------------------------------</text:span></text:p>
      <text:p text:style-name="P2">PARA CREAR UN REPOSITORIO EN GITHUB Y LLEVAR EL CONTROL DE UN DOCUMENTO QUE ESTA EN NUESTRA PC POR PRIMERA VEZ </text:p>
      <text:p text:style-name="P1"><text:span text:style-name="T3">1-ingresas a https://github.com/Jchepego8a2019</text:span></text:p>
      <text:p text:style-name="P1"><text:span text:style-name="T3">2-buscas la opcion Nuevo repositorio y le pones un nombre</text:span></text:p>
      <text:p text:style-name="P1"><text:span text:style-name="T3">3-luego en tu computadora buscas los archivos que quieres llevar un control <text:s text:c="8"/></text:span></text:p>
      <text:p text:style-name="P1"><text:span text:style-name="T3">4-abre la consola de windows y dirigete a la ubicacion de tus archivos <text:s text:c="2"/>ejemplo:( cd Users\michi\Dropbox\respaldojuanjose\PortafolioJuanGarcia2019 )</text:span></text:p>
      <text:p text:style-name="P1"><text:span text:style-name="T3">5-git init</text:span></text:p>
      <text:p text:style-name="P1"><text:span text:style-name="T3">6-git add . <text:s text:c="75"/></text:span></text:p>
      <text:p text:style-name="P1"><text:span text:style-name="T3">7-git commit -m "mensajeReferenteAloqueestamosGuardando"</text:span></text:p>
      <text:p text:style-name="P1"><text:span text:style-name="T3">8-git remote add origin https://github.com/Jchepego8a2019/portafolio13junio19.git(esta direccion es la que nos aparece en git hub cuando creamos el repositorio)</text:span></text:p>
      <text:p text:style-name="P1"><text:span text:style-name="T3">9-git push -u origin master (nombre de la rama donde estamos)</text:span></text:p>
      <text:p text:style-name="P1"><text:span text:style-name="T3">10-regresamos a nuestro perfil en github y podemos ver ya nuesto documento</text:span></text:p>
      <text:p text:style-name="P1"><text:span text:style-name="T3"><text:s text:c="4"/>si realizamos cambios en los documentos o agregamos nuevos haremos lo siguiente</text:span></text:p>
      <text:p text:style-name="P1"><text:span text:style-name="T3">11-git add .</text:span></text:p>
      <text:p text:style-name="P1"><text:span text:style-name="T3">12-git commit -m "mensajeReferenteAloqueestamosGuardando"</text:span></text:p>
      <text:p text:style-name="P1"><text:span text:style-name="T3">13-git push -u origin master (nombre de la rama donde estamos)</text:span></text:p>
      <text:p text:style-name="P1"><text:span text:style-name="T3">14-regresamos a nuestro perfil en github y podemos ver ya nuesto documento</text:span></text:p>
      <text:p text:style-name="P1"><text:span text:style-name="T3">-------------------------------------------------------------------------------------------------------------------</text:span></text:p>
      <text:p text:style-name="P2">PARA CREAR UN REPOSITORIO EN GITHUB Y LLEVAR EL CONTROL DE UN DOCUMENTO QUE YA SE LLEVA EL CONTROL LOCAL EN GIT </text:p>
      <text:p text:style-name="P1"><text:span text:style-name="T3">1-ingresas a https://github.com/Jchepego8a2019</text:span></text:p>
      <text:p text:style-name="P1"><text:span text:style-name="T3">2-buscas la opcion Nuevo repositorio y le pones un nombre</text:span></text:p>
      <text:p text:style-name="P1"><text:span text:style-name="T3">3-luego en tu computadora buscas los archivos que ya llevas un control en git</text:span></text:p>
      <text:p text:style-name="P1"><text:span text:style-name="T3">4-abre la consola de windows y dirigete a la ubicacion de tus archivos que ya llevas un control </text:span><text:soft-page-break/><text:span text:style-name="T3">en git</text:span></text:p>
      <text:p text:style-name="P1"><text:span text:style-name="T3">5-en tu consola digita <text:s text:c="2"/>git remote add origin https://github.com/Jchepego8a2019/REPOSITORIO2.git</text:span></text:p>
      <text:p text:style-name="P1"><text:span text:style-name="T3">6-luego <text:s/>git push -u origin master(nombre de la rama donde estamos)(push= a enviar a github)</text:span></text:p>
      <text:p text:style-name="P1"><text:span text:style-name="T3">7-pide las credeciales de github <text:s/>(nombre de usuario: <text:s/>Jchepego8a2019 <text:s text:c="2"/>y <text:s/>contraseña: <text:s text:c="2"/>Soul$oul2017)</text:span></text:p>
      <text:p text:style-name="P1"><text:span text:style-name="T3">8-regresamos a nuestro perfil en github y podemos ver ya nuesto documento</text:span></text:p>
      <text:p text:style-name="P1"><text:span text:style-name="T3">-----------------------------------------------------------------------------------------------------------------</text:span></text:p>
      <text:p text:style-name="P2">CLONAR UN REPOSITORIO EN OTRA PC O EN OTRA CARPETA</text:p>
      <text:p text:style-name="P1"><text:span text:style-name="T3">1- abrimos la carpeta donde queremos clonar nuestro repositorio</text:span></text:p>
      <text:p text:style-name="P1"><text:span text:style-name="T3">2- en github le damos click al repositorio que queremos clonar <text:s/>y buscamos un boton que dice "clone or donwload"</text:span></text:p>
      <text:p text:style-name="P1"><text:span text:style-name="T3">3-copiamos la ruta que aparece ahi ejemplo: https://github.com/Jchepego8a2019/REPOSITORIO2.git</text:span></text:p>
      <text:p text:style-name="P1"><text:span text:style-name="T3">4-en nuestra consola escribimos git clone https://github.com/Jchepego8a2019/REPOSITORIO2.git</text:span></text:p>
      <text:p text:style-name="P1"><text:span text:style-name="T3">5-y el repositorio se clonara</text:span></text:p>
      <text:p text:style-name="P1"><text:span text:style-name="T3">-------------------------------------------------------------------------------------------------------------------</text:span></text:p>
      <text:p text:style-name="P2">GUARDAS LOS CAMBIOS EN UN DOCUMENTO QUE CLONAMOS <text:s/>Y ENVIARLO A GITHUB </text:p>
      <text:p text:style-name="P1"><text:span text:style-name="T3">1-con la consola nos ubicamos en la carpeta que contiene el documento que le hemos hecho el cambio</text:span></text:p>
      <text:p text:style-name="P1"><text:span text:style-name="T3">2-git status (al ejecutar este comamdo devemos de estar a la altura del repositorio(carpeta) que clonamos)</text:span></text:p>
      <text:p text:style-name="P1"><text:span text:style-name="T3">3-git add . </text:span></text:p>
      <text:p text:style-name="P1"><text:span text:style-name="T3">4-git status</text:span></text:p>
      <text:p text:style-name="P1"><text:span text:style-name="T3">5-git commit -m "mensajeReferenteAloqueestamosGuardando"</text:span></text:p>
      <text:p text:style-name="P1"><text:span text:style-name="T3">6-git push origin master(nombre de la rama donde estamos)</text:span></text:p>
      <text:p text:style-name="P1"><text:span text:style-name="T3">7-pide las credeciales de github <text:s/>(nombre de usuario: <text:s/>Jchepego8a2019 <text:s text:c="2"/>y <text:s/>contraseña: <text:s text:c="2"/>Soul$oul2017)</text:span></text:p>
      <text:p text:style-name="P1"><text:span text:style-name="T3">8-regresamos a nuestro perfil en github y podemos ver ya nuesto documento modificado</text:span></text:p>
      <text:p text:style-name="P1"><text:span text:style-name="T3">--------------------------------------------------------------------------------------------------------------------------------------</text:span></text:p>
      <text:p text:style-name="P2">USAR GIT PULL <text:s/></text:p>
      <text:p text:style-name="P1"><text:span text:style-name="T3">1-ingresas a https://github.com/Jchepego8a2019</text:span></text:p>
      <text:p text:style-name="P1"><text:span text:style-name="T3">2-buscamos el repositorio y damos click</text:span></text:p>
      <text:p text:style-name="P1"><text:span text:style-name="T3">3-click en create new file y colocamos nombre.ext, <text:s/>la sintaxis del codigo, <text:s/>nombre del commit, etc <text:s/>y aceptar</text:span></text:p>
      <text:p text:style-name="P1"><text:span text:style-name="T3">4-en la consola buscamos la ubicacion donde queremos que agrege ese documento siempre y cuando pertenezca al directorio</text:span></text:p>
      <text:p text:style-name="P1"><text:span text:style-name="T3">5-git pull</text:span></text:p>
      <text:p text:style-name="P1"><text:span text:style-name="T3">6-listo</text:span></text:p>
      <text:p text:style-name="P1"><text:span text:style-name="T3">-----------------------------------------------------------------------------</text:span></text:p>
      <text:p text:style-name="P2">COPIAR UN REPOSITORIO DE TERCEROS EN MI PERFIL DE GITHUB</text:p>
      <text:p text:style-name="P1"><text:span text:style-name="T3">1-busca el repositorio que te interese</text:span></text:p>
      <text:p text:style-name="P1"><text:soft-page-break/><text:span text:style-name="T3">2.-en tu perfil de github en la esquina superior derecha aparece esta opcion FORK(tenedor) <text:s/>dale click</text:span></text:p>
      <text:p text:style-name="P1"><text:span text:style-name="T3">-----------------------------------------------------------------------------</text:span></text:p>
      <text:p text:style-name="P2">COMO HACER TRABAJO COLABORATIVO USANDO NEW PULL REQUEST</text:p>
      <text:p text:style-name="P1"><text:span text:style-name="T3">1-hacemos un fork al repositorio donde queremos aportar </text:span></text:p>
      <text:p text:style-name="P1"><text:span text:style-name="T3">2-clonamos ese repositorio en nuestar pc </text:span></text:p>
      <text:p text:style-name="P1"><text:span text:style-name="T3">3-realizamos los cambios <text:s/>a el o los documentos que queremos mejorar </text:span></text:p>
      <text:p text:style-name="P1"><text:span text:style-name="T3">4-guardamos esos cambios en el repositorio que esta en github</text:span></text:p>
      <text:p text:style-name="P1"><text:span text:style-name="T3">5-presionamos el boton new pull request</text:span></text:p>
      <text:p text:style-name="P1"><text:span text:style-name="T3">6-dar click en el boton crear solicitud de extraccion</text:span></text:p>
      <text:p text:style-name="P1"><text:span text:style-name="T3">----------------------------------------------------------------------------</text:span></text:p>
      <text:p text:style-name="P2">APRENDE SOBRE CMD</text:p>
      <text:p text:style-name="P1"><text:span text:style-name="T3">dir <text:s/>(ver los directorios)</text:span></text:p>
      <text:p text:style-name="P1"><text:span text:style-name="T3">cls <text:s/>(limpiar pantalla)</text:span></text:p>
      <text:p text:style-name="P1"><text:span text:style-name="T3">cd nombre_de_carpeta <text:s/>(cambiamos de directorio)</text:span></text:p>
      <text:p text:style-name="P1"><text:span text:style-name="T3">cd .. (sirve para regresar un directorio)</text:span></text:p>
      <text:p text:style-name="P1"><text:span text:style-name="T3">cd / (regresa al dsco c)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Jose Garcia Ochoa</meta:initial-creator>
    <meta:creation-date>2019-06-18T10:33:57.73</meta:creation-date>
    <dc:date>2019-06-18T10:56:58.58</dc:date>
    <dc:creator>Juan Jose Garcia Ochoa</dc:creator>
    <meta:editing-duration>PT23M10S</meta:editing-duration>
    <meta:editing-cycles>5</meta:editing-cycles>
    <meta:generator>OpenOffice/4.1.6$Win32 OpenOffice.org_project/416m1$Build-9790</meta:generator>
    <meta:printed-by>Juan Jose Garcia Ochoa</meta:printed-by>
    <meta:print-date>2019-06-18T10:55:22.63</meta:print-date>
    <meta:document-statistic meta:table-count="0" meta:image-count="0" meta:object-count="0" meta:page-count="5" meta:paragraph-count="140" meta:word-count="1383" meta:character-count="11322"/>
  </office:meta>
</office:document-meta>
</file>